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egoe UI WPC" svg:font-family="'Segoe UI WPC', 'Segoe UI', Tahoma, 'Microsoft Sans Serif', Verdan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fo:font-variant="normal" fo:text-transform="none" fo:color="#282828" style:font-name="Segoe UI WPC" fo:font-size="9.44999980926514pt" fo:letter-spacing="normal" fo:font-style="normal" fo:font-weight="normal"/>
    </style:style>
    <style:style style:name="P2" style:family="paragraph" style:parent-style-name="Text_20_body" style:list-style-name="L1">
      <style:paragraph-properties fo:margin-top="0cm" fo:margin-bottom="0cm"/>
      <style:text-properties fo:font-variant="normal" fo:text-transform="none" fo:color="#282828" style:font-name="Segoe UI WPC" fo:font-size="9.44999980926514pt" fo:letter-spacing="normal" fo:font-style="normal" fo:font-weight="normal"/>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55993550192655048" text:style-name="L1">
        <text:list-item>
          <text:p text:style-name="P2"><text:span text:style-name="T1">Where do I find the past paper?</text:span> <text:span text:style-name="T2">There is a past paper available on the INB255 Blackboard site</text:span>. It's a bit hard to find: go to 'Learning Resources' then 'Course Materials Database' and in the CMD you should find an entry for the INB2010 exam. <text:span text:style-name="T2">An easier approach</text:span> is to go to the QUT Library home page, look in the Search box under 'Find other resources' =&gt; 'Exams and readings', then 'Search for a specific reading or exam paper' and put in the unit code INB255 (or any other unit you are looking for a past paper for). For INB255 either way returns the same paper.</text:p>
        </text:list-item>
        <text:list-item>
          <text:p text:style-name="P2"><text:span text:style-name="T1">Should I be able to answer every question in the past paper?</text:span> No, there are some parts of the exam that are not applicable in 2014, since we have changed some of the content in the unit over the past few years.</text:p>
        </text:list-item>
        <text:list-item>
          <text:p text:style-name="P2"><text:span text:style-name="T1">How will this past paper help my revision?</text:span> This paper is very <text:span text:style-name="T1">similar</text:span> in style to the exam paper you will sit. There are five questions, and each consists of multiple short questions. Each question covers the content of two lectures (and associated workshops). Lots of the questions are suitable exam practice.</text:p>
        </text:list-item>
        <text:list-item>
          <text:p text:style-name="P2"><text:span text:style-name="T1">Which questions in the past paper should I disregard?</text:span> Some of the questions in the 2010 paper are on slightly <text:span text:style-name="T1">different</text:span> material than that covered in 2014 - so I don't expect you to be able to answer all of the questions in the 2010 paper. In particular, in the current semester we did not address the content required to answer Q2 d), or Q3 a) and b), Q4 c) or Q5 d) and e). So don't panic if you've started revising and can't answer these questions.</text:p>
        </text:list-item>
        <text:list-item>
          <text:p text:style-name="P2"><text:span text:style-name="T1">Is there anything else I need to know?</text:span> There are some sections not covered in 2010 that we did discuss in 2014 - for example, Digital Forensics. So you should expect to see questions on that in your final exam, even though they're not in the 2010 paper. </text:p>
        </text:list-item>
        <text:list-item>
          <text:p text:style-name="P1"><text:span text:style-name="T1">What about the Information Security standards documents - will there be questions on those?</text:span> Yes, there may be questions on the standards in the final exam.<text:span text:style-name="T1">We do not expect you to memorise all of the standards discussed</text:span>. However, you should have an understanding of the main information security standards, the purpose of each and the relationship between them, and be able to provide some information on particular sections that you have examined, for example sections discussed in the lecture or workshop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egoe UI WPC" svg:font-family="'Segoe UI WPC', 'Segoe UI', Tahoma, 'Microsoft Sans Serif', Verdan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esco Ferraioli</meta:initial-creator>
    <meta:creation-date>2014-06-10T11:56:12</meta:creation-date>
    <meta:document-statistic meta:table-count="0" meta:image-count="0" meta:object-count="0" meta:page-count="1" meta:paragraph-count="6" meta:word-count="422" meta:character-count="2300"/>
    <dc:date>2014-06-10T12:00:05</dc:date>
    <dc:creator>Francesco Ferraioli</dc:creator>
    <meta:editing-duration>PT4M13S</meta:editing-duration>
    <meta:editing-cycles>1</meta:editing-cycles>
    <meta:generator>OpenOffice/4.0.1$Unix OpenOffice.org_project/401m5$Build-9714</meta:generator>
  </office:meta>
</office:document-meta>
</file>